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cc" draw:fill="solid" draw:fill-color="#ffff00" draw:opacity="30%" draw:textarea-horizontal-align="center" draw:textarea-vertical-align="middle" draw:shadow-opacity="30%"/>
    </style:style>
    <style:style style:name="gr2" style:family="graphic" style:parent-style-name="standard">
      <style:graphic-properties draw:stroke="solid" draw:stroke-dash="Fine_20_Dashed" svg:stroke-width="0.254cm" svg:stroke-color="#0099ff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draw:stroke-dash="Fine_20_Dashed" svg:stroke-width="0.254cm" svg:stroke-color="#33a3a3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solid" draw:stroke-dash="Fine_20_Dashed" svg:stroke-width="0.203cm" svg:stroke-color="#008000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Ultrafine_20_Dashed" svg:stroke-width="0.102cm" svg:stroke-color="#004a4a" draw:marker-start-width="0.352cm" draw:marker-end-width="0.352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051cm" svg:stroke-color="#800000" draw:marker-start-width="0.276cm" draw:marker-end-width="0.276cm" draw:fill="solid" draw:fill-color="#ff3366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2cm"/>
    </style:style>
    <style:style style:name="gr8" style:family="graphic" style:parent-style-name="standard">
      <style:graphic-properties draw:stroke="solid" draw:stroke-dash="Ultrafine_20_Dashed" svg:stroke-width="0.152cm" svg:stroke-color="#800000" draw:marker-start-width="0.427cm" draw:marker-end-width="0.427cm" draw:fill="solid" draw:fill-color="#ff3366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fo:min-height="0.086cm"/>
    </style:style>
    <style:style style:name="gr10" style:family="graphic" style:parent-style-name="standard">
      <style:graphic-properties draw:stroke="solid" svg:stroke-width="0.102cm" svg:stroke-color="#000000" draw:marker-start-width="0.352cm" draw:marker-end-width="0.352cm" draw:fill="solid" draw:fill-color="#ffff00" draw:textarea-vertical-align="middle" fo:min-height="1.02cm"/>
    </style:style>
    <style:style style:name="gr11" style:family="graphic" style:parent-style-name="standard">
      <style:graphic-properties svg:stroke-width="0.356cm" svg:stroke-color="#000000" draw:marker-start="Symmetric_20_Arrow" draw:marker-start-width="1.194cm" draw:marker-end="Symmetric_20_Arrow" draw:marker-end-width="1.194cm" draw:textarea-horizontal-align="center" draw:textarea-vertical-align="middle" fo:padding-top="0.303cm" fo:padding-bottom="0.303cm" fo:padding-left="0.428cm" fo:padding-right="0.428cm"/>
    </style:style>
    <style:style style:name="gr12" style:family="graphic" style:parent-style-name="standard">
      <style:graphic-properties draw:stroke="solid" svg:stroke-width="0.102cm" svg:stroke-color="#000000" draw:marker-start-width="0.352cm" draw:marker-end-width="0.352cm" draw:fill="solid" draw:fill-color="#ffff00" fo:min-height="0.08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Helvetic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text-outline="false" fo:font-family="Helvetica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1" style:family="text">
      <style:text-properties fo:color="#ffffff" fo:font-family="Helvetic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outline="false" fo:font-family="Helvetica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style:text-outline="false" style:text-position="-16% 68%" fo:font-family="Helvetica" style:font-family-generic="swiss" style:font-pitch="variable" fo:font-size="32pt" fo:text-shadow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67cm" svg:height="5.715cm" svg:x="0.9cm" svg:y="14cm">
          <text:p/>
        </draw:rect>
        <draw:line draw:style-name="gr2" draw:text-style-name="P1" draw:layer="layout" svg:x1="0.9cm" svg:y1="19.875cm" svg:x2="27.57cm" svg:y2="19.875cm">
          <text:p/>
        </draw:line>
        <draw:line draw:style-name="gr3" draw:text-style-name="P1" draw:layer="layout" svg:x1="0.8cm" svg:y1="13.905cm" svg:x2="27.47cm" svg:y2="13.905cm">
          <text:p/>
        </draw:line>
        <draw:line draw:style-name="gr4" draw:text-style-name="P1" draw:layer="layout" svg:x1="0.8cm" svg:y1="6.905cm" svg:x2="27.47cm" svg:y2="6.905cm">
          <text:p/>
        </draw:line>
        <draw:custom-shape draw:style-name="gr5" draw:text-style-name="P1" draw:layer="layout" svg:width="1.059cm" svg:height="5.901cm" svg:x="9.916cm" svg:y="14cm">
          <text:p/>
          <draw:enhanced-geometry svg:viewBox="0 0 21600 21600" draw:text-areas="?f0 0 ?f2 ?f5" draw:type="down-arrow" draw:modifiers="17914.6350500185 7366.211962224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" draw:text-style-name="P1" draw:layer="layout" svg:width="25.94cm" svg:height="1.27cm" svg:x="1cm" svg:y="1.635cm">
          <text:p/>
        </draw:rect>
        <draw:frame draw:style-name="gr7" draw:text-style-name="P2" draw:layer="layout" svg:width="16.58cm" svg:height="1.098cm" svg:x="5.815cm" svg:y="1.87cm">
          <draw:text-box>
            <text:p text:style-name="P2"><text:span text:style-name="T1">Outer surface: Pout, TK0, L, R, M</text:span></text:p>
          </draw:text-box>
        </draw:frame>
        <draw:custom-shape draw:style-name="gr8" draw:text-style-name="P1" draw:layer="layout" svg:width="1.905cm" svg:height="11.43cm" svg:x="4.515cm" svg:y="2.27cm">
          <text:p/>
          <draw:enhanced-geometry svg:viewBox="0 0 21600 21600" draw:text-areas="?f0 0 ?f2 ?f5" draw:type="down-arrow" draw:modifiers="17914.6350500185 7366.211962224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3.245cm" svg:height="1.377cm" svg:x="5.845cm" svg:y="12.758cm">
          <draw:text-box>
            <text:p text:style-name="P3"><text:span text:style-name="T2">PK0</text:span></text:p>
          </draw:text-box>
        </draw:frame>
        <draw:frame draw:style-name="gr10" draw:text-style-name="P3" draw:layer="layout" svg:width="3.115cm" svg:height="1.377cm" svg:x="11.185cm" svg:y="18.392cm">
          <draw:text-box>
            <text:p text:style-name="P3"><text:span text:style-name="T2">PK1</text:span></text:p>
          </draw:text-box>
        </draw:frame>
        <draw:line draw:style-name="gr11" draw:text-style-name="P1" draw:layer="layout" svg:x1="18.065cm" svg:y1="13.8cm" svg:x2="18.065cm" svg:y2="6.815cm">
          <text:p/>
        </draw:line>
        <draw:frame draw:style-name="gr12" draw:text-style-name="P3" draw:layer="layout" svg:width="3.245cm" svg:height="1.477cm" draw:transform="rotate (1.5707963267946) translate (16.124cm 11.928cm)">
          <draw:text-box>
            <text:p text:style-name="P3"><text:span text:style-name="T2">delP</text:span></text:p>
          </draw:text-box>
        </draw:frame>
        <draw:frame draw:style-name="gr12" draw:text-style-name="P3" draw:layer="layout" svg:width="4.779cm" svg:height="1.574cm" svg:x="19.946cm" svg:y="5.159cm">
          <draw:text-box>
            <text:p text:style-name="P3"><text:span text:style-name="T2">PK0</text:span><text:span text:style-name="T3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05-09T01:49:21</meta:creation-date>
    <dc:date>2012-05-09T03:01:17</dc:date>
    <dc:creator>Laurel Ruhlen</dc:creator>
    <meta:editing-duration>PT1M59S</meta:editing-duration>
    <meta:editing-cycles>1</meta:editing-cycles>
    <meta:document-statistic meta:object-count="13"/>
    <meta:generator>OpenOffice.org/3.3$Unix OpenOffice.org_project/330m20$Build-9567</meta:generator>
  </office:meta>
</office:document-meta>
</file>